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Gmail</text:p>
          </table:table-cell>
          <table:table-cell office:value-type="string">
            <text:p>Yahoo Mail</text:p>
          </table:table-cell>
          <table:table-cell/>
          <table:table-cell>
            <draw:frame table:end-cell-address="Sheet1.Q39" table:end-x="1.254cm" table:end-y="0.16cm" draw:z-index="0" draw:style-name="gr1" draw:text-style-name="P1" svg:width="28.212cm" svg:height="16.896cm" svg:x="0.14cm" svg:y="0.425cm">
              <draw:object draw:notify-on-update-of-ranges="Sheet1.A1:Sheet1.A1 Sheet1.A2:Sheet1.A11 Sheet1.C1:Sheet1.C1 Sheet1.C2:Sheet1.C11 Sheet1.B1:Sheet1.B1 Sheet1.B2:Sheet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Euristica 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Euristica 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Euristica 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Euristica 4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Euristica 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Euristica 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Euristica 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Euristica 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Euristica 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Euristica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27/05/2015</text:date>, <text:time>12:3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aso Papini</meta:initial-creator>
    <meta:creation-date>2015-05-27T12:25:39.05</meta:creation-date>
    <dc:date>2015-05-27T12:33:52.38</dc:date>
    <dc:creator>Tommaso Papini</dc:creator>
    <meta:editing-duration>PT8M16S</meta:editing-duration>
    <meta:editing-cycles>2</meta:editing-cycles>
    <meta:generator>OpenOffice/4.1.1$Win32 OpenOffice.org_project/411m6$Build-9775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213cm" svg:height="16.897cm" xlink:href=".." xlink:type="simple" chart:class="chart:radar" chart:column-mapping="1 0" chart:style-name="ch1">
        <chart:legend chart:legend-position="end" svg:x="25.149cm" svg:y="7.874cm" style:legend-expansion="high" chart:style-name="ch2"/>
        <chart:plot-area chart:style-name="ch3" table:cell-range-address="Sheet1.A1:Sheet1.C11" chart:data-source-has-labels="both" svg:x="5.867cm" svg:y="1.043cm" svg:width="16.091cm" svg:height="14.314cm">
          <chartooo:coordinate-region svg:x="7.53cm" svg:y="2.259cm" svg:width="12.765cm" svg:height="11.883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label-cell-address="Sheet1.C1:Sheet1.C1" chart:class="chart:radar">
            <chart:data-point chart:repeated="10"/>
          </chart:series>
          <chart:series chart:style-name="ch8" chart:values-cell-range-address="Sheet1.B2:Sheet1.B11" chart:label-cell-address="Sheet1.B1:Sheet1.B1" chart:class="chart:rad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hoo Mail</text:p>
                <draw:g>
                  <svg:desc>Sheet1.C1:Sheet1.C1</svg:desc>
                </draw:g>
              </table:table-cell>
              <table:table-cell office:value-type="string">
                <text:p>Gmai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uristica 1</text:p>
                <draw:g>
                  <svg:desc>Sheet1.A2:Sheet1.A11</svg:desc>
                </draw:g>
              </table:table-cell>
              <table:table-cell office:value-type="float" office:value="7">
                <text:p>7</text:p>
                <draw:g>
                  <svg:desc>Sheet1.C2:Sheet1.C11</svg:desc>
                </draw:g>
              </table:table-cell>
              <table:table-cell office:value-type="float" office:value="9">
                <text:p>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Euristica 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uristica 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uristica 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uristica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uristica 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uristica 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uristica 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uristica 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uristica 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